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3b8c0" officeooo:paragraph-rsid="0013b8c0"/>
    </style:style>
    <style:style style:name="P2" style:family="paragraph" style:parent-style-name="Heading_20_2">
      <style:text-properties fo:color="#000000" officeooo:paragraph-rsid="0013b8c0" fo:background-color="#ffffff"/>
    </style:style>
    <style:style style:name="P3" style:family="paragraph" style:parent-style-name="Text_20_body">
      <style:text-properties fo:color="#000000" officeooo:paragraph-rsid="0013b8c0" fo:background-color="#ffffff"/>
    </style:style>
    <style:style style:name="P4" style:family="paragraph" style:parent-style-name="Text_20_body">
      <style:text-properties fo:color="#000000" style:font-name="Nimbus Mono PS" officeooo:paragraph-rsid="0013b8c0" fo:background-color="#ffffff"/>
    </style:style>
    <style:style style:name="P5" style:family="paragraph" style:parent-style-name="Text_20_body">
      <style:text-properties fo:color="#000000" style:font-name="Liberation Mono" officeooo:paragraph-rsid="0013b8c0" fo:background-color="#ffffff"/>
    </style:style>
    <style:style style:name="P6" style:family="paragraph" style:parent-style-name="Text_20_body">
      <style:text-properties officeooo:paragraph-rsid="0013b8c0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color="#000000" fo:font-weight="bold" fo:background-color="#ffffff" loext:char-shading-value="0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The Times Loop</text:h>
      <text:p text:style-name="P3">This is the easiest loop you can work with.</text:p>
      <text:p text:style-name="P6"><text:span text:style-name="Strong_20_Emphasis"><text:span text:style-name="T1">Look at this code</text:span></text:span><text:span text:style-name="T1">:</text:span></text:p>
      <text:p text:style-name="P4">10.times { puts "hello" }</text:p>
      <text:p text:style-name="P6"><text:span text:style-name="T1">This will print the word </text:span><text:span text:style-name="Source_20_Text"><text:span text:style-name="T1">"hello"</text:span></text:span><text:span text:style-name="T1"> 10 times.</text:span></text:p>
      <text:p text:style-name="P3">There isn’t much to it &amp; it should be easy to remember.</text:p>
      <text:p text:style-name="P3">But what if you want the number?</text:p>
      <text:p text:style-name="P6"><text:span text:style-name="T1">In the last example, with the </text:span><text:span text:style-name="Source_20_Text"><text:span text:style-name="T2">each</text:span></text:span><text:span text:style-name="T1"> loop, we had access to this </text:span><text:span text:style-name="Source_20_Text"><text:span text:style-name="T1">n</text:span></text:span><text:span text:style-name="T1"> variable so we could print it.</text:span></text:p>
      <text:p text:style-name="P6"><text:span text:style-name="T1">You can also do that with </text:span><text:span text:style-name="Source_20_Text"><text:span text:style-name="T1">times</text:span></text:span><text:span text:style-name="T1">.</text:span></text:p>
      <text:p text:style-name="P6"><text:span text:style-name="Strong_20_Emphasis"><text:span text:style-name="T1">Example</text:span></text:span><text:span text:style-name="T1">:</text:span></text:p>
      <text:p text:style-name="P4">10.times { |i| puts "hello #{i}" }</text:p>
      <text:p text:style-name="P6"><text:span text:style-name="T1">This will print </text:span><text:span text:style-name="Source_20_Text"><text:span text:style-name="T1">hello 0</text:span></text:span><text:span text:style-name="T1">, </text:span><text:span text:style-name="Source_20_Text"><text:span text:style-name="T1">hello 1</text:span></text:span><text:span text:style-name="T1">, </text:span><text:span text:style-name="Source_20_Text"><text:span text:style-name="T1">hello 2</text:span></text:span><text:span text:style-name="T1">, etc.</text:span></text:p>
      <text:p text:style-name="P3"/>
      <text:p text:style-name="P6"><text:span text:style-name="T1">The key here is the little </text:span><text:span text:style-name="Source_20_Text"><text:span text:style-name="T1">|i|</text:span></text:span><text:span text:style-name="T1"> thing, which by the way, can be any valid variable name. It doesn’t have to be an </text:span><text:span text:style-name="Source_20_Text"><text:span text:style-name="T1">|i|</text:span></text:span><text:span text:style-name="T1">. It could be </text:span><text:span text:style-name="Source_20_Text"><text:span text:style-name="T1">|n|</text:span></text:span><text:span text:style-name="T1"> or </text:span><text:span text:style-name="Source_20_Text"><text:span text:style-name="T1">|foo|</text:span></text:span><text:span text:style-name="T1">, or </text:span><text:span text:style-name="Source_20_Text"><text:span text:style-name="T1">|bacon|</text:span></text:span><text:span text:style-name="T1">…</text:span></text:p>
      <text:p text:style-name="P3">It’s just a name!</text:p>
      <text:p text:style-name="P6"><text:span text:style-name="T1">If you are familiar with </text:span><text:a xlink:type="simple" xlink:href="https://www.rubyguides.com/2017/10/7-powerful-ruby-methods/" office:target-frame-name="_blank" xlink:show="new" text:style-name="Internet_20_link" text:visited-style-name="Visited_20_Internet_20_Link">methods</text:a><text:span text:style-name="T1">, this </text:span><text:span text:style-name="Source_20_Text"><text:span text:style-name="T1">|n|</text:span></text:span><text:span text:style-name="T1"> is like a method parameter.</text:span></text:p>
      <text:p text:style-name="P6"><text:span text:style-name="T1">In other words, it’s just a variable that becomes the current value for each iteration of our </text:span><text:span text:style-name="Source_20_Text"><text:span text:style-name="T1">times</text:span></text:span><text:span text:style-name="T1"> loop.</text:span></text:p>
      <text:h text:style-name="P2" text:outline-level="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3b8c0" officeooo:paragraph-rsid="0013b8c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uby Times Loop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20:02:47.675628924</meta:creation-date>
    <dc:date>2020-10-31T20:04:38.690357636</dc:date>
    <meta:editing-duration>PT1M52S</meta:editing-duration>
    <meta:editing-cycles>1</meta:editing-cycles>
    <meta:document-statistic meta:table-count="0" meta:image-count="0" meta:object-count="0" meta:page-count="1" meta:paragraph-count="17" meta:word-count="165" meta:character-count="807" meta:non-whitespace-character-count="659"/>
    <meta:generator>LibreOffice/6.4.6.2$Linux_X86_64 LibreOffice_project/40$Build-2</meta:generator>
  </office:meta>
</office:document-meta>
</file>